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2pt" fo:font-style="normal" style:text-underline-style="solid" style:text-underline-width="auto" style:text-underline-color="font-color" fo:font-weight="bold" officeooo:rsid="009839a6" style:font-size-asian="12pt" style:font-style-asian="normal" style:font-weight-asian="bold" style:font-size-complex="12pt" style:font-style-complex="normal" style:font-weight-complex="bold"/>
    </style:style>
    <style:style style:name="P2" style:family="paragraph" style:parent-style-name="Standard">
      <style:text-properties style:font-name="Times New Roman" fo:font-size="10.5pt" fo:font-style="italic" style:text-underline-style="none" fo:font-weight="normal" officeooo:rsid="009839a6" officeooo:paragraph-rsid="009f5ed0" style:font-size-asian="10.5pt" style:font-style-asian="italic" style:font-weight-asian="normal" style:font-size-complex="10.5pt" style:font-style-complex="italic" style:font-weight-complex="normal"/>
    </style:style>
    <style:style style:name="P3" style:family="paragraph" style:parent-style-name="Text_20_body">
      <style:text-properties style:font-name="Times New Roman" fo:font-size="10.5pt" fo:font-style="italic" style:text-underline-style="none" fo:font-weight="normal" style:font-size-asian="10.5pt" style:font-style-asian="italic" style:font-weight-asian="normal" style:font-size-complex="10.5pt" style:font-style-complex="italic" style:font-weight-complex="normal"/>
    </style:style>
    <style:style style:name="P4" style:family="paragraph" style:parent-style-name="Standard">
      <style:text-properties fo:font-style="italic" style:text-underline-style="solid" style:text-underline-width="auto" style:text-underline-color="font-color" fo:font-weight="bold" officeooo:rsid="009839a6" style:font-style-asian="italic" style:font-weight-asian="bold" style:font-style-complex="italic" style:font-weight-complex="bold"/>
    </style:style>
    <style:style style:name="P5" style:family="paragraph" style:parent-style-name="Standard">
      <style:text-properties fo:font-size="10.5pt" fo:font-style="italic" style:text-underline-style="none" fo:font-weight="normal" officeooo:rsid="009839a6" style:font-size-asian="10.5pt" style:font-style-asian="italic" style:font-weight-asian="normal" style:font-size-complex="10.5pt" style:font-style-complex="italic" style:font-weight-complex="normal"/>
    </style:style>
    <style:style style:name="P6" style:family="paragraph" style:parent-style-name="Standard">
      <style:text-properties style:font-name="Times New Roman" fo:font-size="12pt" fo:font-style="normal" style:text-underline-style="solid" style:text-underline-width="auto" style:text-underline-color="font-color" fo:font-weight="bold" officeooo:rsid="009839a6" style:font-size-asian="12pt" style:font-style-asian="normal" style:font-weight-asian="bold" style:font-size-complex="12pt" style:font-style-complex="normal" style:font-weight-complex="bold"/>
    </style:style>
    <style:style style:name="P7" style:family="paragraph" style:parent-style-name="Standard">
      <style:text-properties style:font-name="Times New Roman" fo:font-size="12pt" fo:font-style="normal" style:text-underline-style="solid" style:text-underline-width="auto" style:text-underline-color="font-color" fo:font-weight="bold" officeooo:rsid="009839a6" officeooo:paragraph-rsid="009f5ed0" style:font-size-asian="12pt" style:font-style-asian="normal" style:font-weight-asian="bold" style:font-size-complex="12pt" style:font-style-complex="normal" style:font-weight-complex="bold"/>
    </style:style>
    <style:style style:name="P8" style:family="paragraph" style:parent-style-name="Standard">
      <style:paragraph-properties fo:line-height="100%"/>
      <style:text-properties style:font-name="Times New Roman" fo:font-size="12pt" fo:font-style="normal" style:text-underline-style="solid" style:text-underline-width="auto" style:text-underline-color="font-color" fo:font-weight="bold" officeooo:rsid="009839a6" style:font-size-asian="12pt" style:font-style-asian="normal" style:font-weight-asian="bold" style:font-size-complex="12pt" style:font-style-complex="normal" style:font-weight-complex="bold"/>
    </style:style>
    <style:style style:name="P9" style:family="paragraph" style:parent-style-name="Standard">
      <style:text-properties officeooo:paragraph-rsid="00aba71c"/>
    </style:style>
    <style:style style:name="P10" style:family="paragraph" style:parent-style-name="Standard">
      <style:text-properties officeooo:paragraph-rsid="00b21b9b"/>
    </style:style>
    <style:style style:name="T1" style:family="text">
      <style:text-properties style:font-name="Times New Roman" fo:font-size="12pt" fo:font-style="normal" style:text-underline-style="none" fo:font-weight="normal" officeooo:rsid="00aba71c" style:font-size-asian="12pt" style:font-style-asian="normal" style:font-weight-asian="normal" style:font-size-complex="12pt" style:font-style-complex="normal" style:font-weight-complex="normal"/>
    </style:style>
    <style:style style:name="T2" style:family="text">
      <style:text-properties style:font-name="Times New Roman" fo:font-size="12pt" fo:font-style="normal" style:text-underline-style="none" fo:font-weight="normal" officeooo:rsid="00ac6ec0" style:font-size-asian="12pt" style:font-style-asian="normal" style:font-weight-asian="normal" style:font-size-complex="12pt" style:font-style-complex="normal" style:font-weight-complex="normal"/>
    </style:style>
    <style:style style:name="T3" style:family="text">
      <style:text-properties style:font-name="Times New Roman" fo:font-size="12pt" fo:font-style="normal" style:text-underline-style="none" fo:font-weight="normal" officeooo:rsid="00b21b9b" style:font-size-asian="12pt" style:font-style-asian="normal" style:font-weight-asian="normal" style:font-size-complex="12pt" style:font-style-complex="normal" style:font-weight-complex="normal"/>
    </style:style>
    <style:style style:name="T4" style:family="text">
      <style:text-properties style:font-name="Times New Roman" fo:font-size="12pt" fo:font-style="normal" style:text-underline-style="none" fo:font-weight="normal" officeooo:rsid="00b323bb" style:font-size-asian="12pt" style:font-style-asian="normal" style:font-weight-asian="normal" style:font-size-complex="12pt" style:font-style-complex="normal" style:font-weight-complex="normal"/>
    </style:style>
    <style:style style:name="T5" style:family="text">
      <style:text-properties style:font-name="Times New Roman" fo:font-size="12pt" fo:font-style="normal" style:text-underline-style="none" fo:font-weight="normal" officeooo:rsid="00b378b5"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style:text-underline-style="none" fo:font-weight="normal" officeooo:rsid="00b45c95" style:font-size-asian="12pt" style:font-style-asian="normal" style:font-weight-asian="normal" style:font-size-complex="12pt" style:font-style-complex="normal" style:font-weight-complex="normal"/>
    </style:style>
    <style:style style:name="T7" style:family="text">
      <style:text-properties fo:font-style="normal" style:text-underline-style="none" fo:font-weight="normal" officeooo:rsid="009839a6" style:font-style-asian="normal" style:font-weight-asian="normal" style:font-style-complex="normal" style:font-weight-complex="normal"/>
    </style:style>
    <style:style style:name="T8" style:family="text">
      <style:text-properties fo:font-style="normal" style:text-underline-style="none" fo:font-weight="normal" officeooo:rsid="00a6289b" style:font-style-asian="normal" style:font-weight-asian="normal" style:font-style-complex="normal" style:font-weight-complex="normal"/>
    </style:style>
    <style:style style:name="T9" style:family="text">
      <style:text-properties fo:font-style="normal" style:text-underline-style="none" fo:font-weight="normal" officeooo:rsid="00a7c57b" style:font-style-asian="normal" style:font-weight-asian="normal" style:font-style-complex="normal" style:font-weight-complex="normal"/>
    </style:style>
    <style:style style:name="T10" style:family="text">
      <style:text-properties fo:font-style="normal" style:text-underline-style="none" fo:font-weight="normal" officeooo:rsid="00b378b5" style:font-style-asian="normal" style:font-weight-asian="normal" style:font-style-complex="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w do motivational-Hygiene Factors affect the work of a cybersecurity worker?</text:p>
      <text:p text:style-name="P4"/>
      <text:p text:style-name="Standard"><text:span text:style-name="T7"><text:tab/></text:span><text:span text:style-name="T8">Motivational-hygiene factors correlate to satisfaction level</text:span><text:span text:style-name="T9">s</text:span><text:span text:style-name="T8"> in </text:span><text:span text:style-name="T9">employees</text:span><text:span text:style-name="T8">. </text:span><text:span text:style-name="T9">This is true throughout any work and is not specific to cybersecurity. Things like salary, working conditions, and policies can lead to dissatisfaction. In the context of cybersecurity these factors still apply. I can personally relate to this in the terms of working conditions. <text:s/>As a cybersecurity professional specializing in secure full stack development, I left a higher paying job for a lower paying job because of the working conditions and because I saw a better chance </text:span><text:span text:style-name="T10">of</text:span><text:span text:style-name="T9"> advancement. Another motivational-hygiene factor in cybersecurity is the technical stack. A lot of times cybersecurity professionals will be unhappy with the technical tools they are using and will want to be associated with more advanced and current tools. This can cause dissatisfaction because they believe they are not staying relevant with up to date technology or the technology in use is less ergonomic then they would like. Employers should communicate with the workforce to ensure th</text:span><text:span text:style-name="T10">at</text:span><text:span text:style-name="T9"> employees are still being motivated.</text:span></text:p>
      <text:p text:style-name="P5"/>
      <text:p text:style-name="P1">Has your organization/workplace conducted an incident review following a critical incident in the IT department? Provide a brief description of the incident review process. If your workplace/organization does not have such a process, provide a brief explanation about how it will help management, and how the process should be conducted. (Hint: page 209).</text:p>
      <text:p text:style-name="P1"/>
      <text:p text:style-name="P9"><text:span text:style-name="T1"><text:tab/>A postmortem incident review is a process that analyzes and evaluates the cause of an incident. It identifies areas for improvement and develops plans to prevent future incidents. </text:span><text:span text:style-name="T2">In my experience as a full stack developer incident review has been performed by analyzing console logs typically replicated locally or from </text:span><text:span text:style-name="T5">a </text:span><text:span text:style-name="T2">production </text:span><text:span text:style-name="T5">S.I.E.M like</text:span><text:span text:style-name="T2"> splunk </text:span><text:span text:style-name="T5">or ArcSight</text:span><text:span text:style-name="T2">. In my previous experience as a VOIP administrator reviewing wireshark packet captures </text:span><text:span text:style-name="T5">had</text:span><text:span text:style-name="T2"> been performed in the the name of incident review. Typically Incident review includes the initial response, gathering information on what happened, analyzing the data collected, developing an action plan, implementing that action plan, and then ultimately following up on that action plan. By continually performing an organizations incident review it can help continuously improve the cybersecurity posture while reducing rick of attacks.</text:span></text:p>
      <text:p text:style-name="P8"/>
      <text:p text:style-name="P1"/>
      <text:p text:style-name="P7">In your opinion, why are promotions important in the IT department and the Cybersecurity team specifically? Provide examples to illustrate your opinion.<text:line-break/>Describe an example for promotion in your own career or someone that you know from the IT field. How did the promotion impact you and the organization?</text:p>
      <text:p text:style-name="P7"/>
      <text:p text:style-name="P10"><text:span text:style-name="T3">Promotions are crucial in the IT department for a variety of reasons. To begin it leads to retention of skilled employees. If employees feel as if the</text:span><text:span text:style-name="T5">y</text:span><text:span text:style-name="T3"> plateaued they will begin to look for fulfillment elsewhere. Promotions within also increase motivation and productivity because employees are incentivized to perform better for a chance of promotion. Promotions also encourage professional development as a whole and lures workers into continuing their education and experience to be competitive.</text:span></text:p>
      <text:p text:style-name="P10"><text:span text:style-name="T3"><text:tab/>A typical promotion in a cybersecurity field would be an analyst to a senior security analyst. In my current role as a full stack developer some internal advancements I have seen recently is a newly appointed frontend lead who ensure</text:span><text:span text:style-name="T5">s</text:span><text:span text:style-name="T3"> frontend logic is developed in a secure yet efficient manner. Along </text:span><text:span text:style-name="T5">the frontend lead appointment I have seen other</text:span><text:span text:style-name="T3"> promotions of developers into scrum masters and team leads. </text:span><text:span text:style-name="T4">The team lead ensures the front and back end code is developed securely while the scrum master ensures that the committed sprint goals are achieved in a clairvoyant and secure manner.</text:span><text:span text:style-name="T6"> I have seen how these internal promotions have motivated other colleagues and my self first hand.</text:span></text:p>
      <text:p text:style-name="P3"/>
      <text:p text:style-name="P3"><text:soft-page-break/></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3T21:49:12.628620362</meta:creation-date>
    <dc:date>2023-04-06T15:48:57.452881082</dc:date>
    <meta:editing-duration>P1DT22H25M52S</meta:editing-duration>
    <meta:editing-cycles>76</meta:editing-cycles>
    <meta:generator>LibreOffice/6.4.7.2$Linux_X86_64 LibreOffice_project/40$Build-2</meta:generator>
    <meta:document-statistic meta:table-count="0" meta:image-count="0" meta:object-count="0" meta:page-count="2" meta:paragraph-count="7" meta:word-count="602" meta:character-count="3914" meta:non-whitespace-character-count="3315"/>
  </office:meta>
</office:document-meta>
</file>